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89c21" officeooo:paragraph-rsid="00189c21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89c21" officeooo:paragraph-rsid="00189c21" style:font-size-asian="28pt" style:font-size-complex="32pt"/>
    </style:style>
    <style:style style:name="P3" style:family="paragraph" style:parent-style-name="Standard">
      <style:paragraph-properties fo:text-align="end" style:justify-single-word="false"/>
      <style:text-properties fo:font-size="16pt" officeooo:rsid="00189c21" officeooo:paragraph-rsid="00189c2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89c21" officeooo:paragraph-rsid="00189c2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89c21" officeooo:paragraph-rsid="00189c21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48pt" officeooo:rsid="00189c21" officeooo:paragraph-rsid="00189c21" style:font-size-asian="42pt" style:font-size-complex="4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ект написанный на python учеником </text:p>
      <text:p text:style-name="P3">Ремзи Алтынташ </text:p>
      <text:p text:style-name="P3"/>
      <text:p text:style-name="P3"/>
      <text:p text:style-name="P3"/>
      <text:p text:style-name="P2"/>
      <text:p text:style-name="P2"/>
      <text:p text:style-name="P6">Паук</text:p>
      <text:p text:style-name="P6">для </text:p>
      <text:p text:style-name="P6">Booking.co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Цель данного проекта облегчить жизнь человечеству </text:p>
      <text:p text:style-name="P5"/>
      <text:p text:style-name="P1">Как облегчить жизнь</text:p>
      <text:p text:style-name="P4"/>
      <text:p text:style-name="P5">Я задал себе этот вопрос и сначала не знал как ответить так как человечество ничто не могло предложить . Но потом меня осенило зачем ждать пока человечество сделает когда ты сам можешь взять и облегчить себе жизнь . И так у меня появилась эта идея с написанием паука который будет брать ссылки отелей и показавывать людям куда они могут поехать за такие то деньги . Считаю моя идея проста , но нет прототипов , моя программа будет облегчать жизнь людям в поиске отелей , поиске мест отдыха </text:p>
      <text:p text:style-name="P5"/>
      <text:p text:style-name="P5"/>
      <text:p text:style-name="P2">На каком языке написан мой паук</text:p>
      <text:p text:style-name="P5">Я выбрал python так как он самый понятный и это самый универсальный язык который используют как и в ПО так и <text:s/>в играх и так же решил попробовать и написать своего паука , который будет облегчать <text:s/>жизнь достованием ссылок отелей и предоставлением их человеку . Я использую не только python , но и модуль для него Scrapy <text:s/>модуль , который предоставляет python доступ в интернет и тем самым он может доставать или вытаскивать что нибудь с сайтов самое главное указывать путь к тому модулю в котором находиться нужная вам вещь , к примеру для меня <text:s/>важен href который находиться в гиперсылках то есть в модулях &lt;a&gt; , а те уже находяться в модулях своего класса .</text:p>
      <text:p text:style-name="P5"/>
      <text:p text:style-name="P5"/>
      <text:p text:style-name="P5"/>
      <text:p text:style-name="P2"><text:soft-page-break/>Заключение в том что у меня есть идея помочь человечеству и я ее осуществляю .</text:p>
      <text:p text:style-name="P5">Решение есть мое приложение которое 100% будет помогать человечеству .</text:p>
      <text:p text:style-name="P5"/>
      <text:p text:style-name="P5"/>
      <text:p text:style-name="P5">Литература которая была использованнна в этом проекте :<text:line-break/>Эл Свейгарт “Учим python , делая крутые игры ”</text:p>
      <text:p text:style-name="P5"/>
      <text:p text:style-name="P5">Абстракт:</text:p>
      <text:p text:style-name="P5">Актуальность работы : Я думаю любой человек хочет отдохнуть там где он не был но не за бешеные деньги , а за приемлимую сумму , так вот мое приложение будет предлагать отели в которых можно отдохнуть , за приемлимые деньги</text:p>
      <text:p text:style-name="P5">Цель работы: разработка программы с алгоритмом селектора , то есть паука который будет брать ссылки и предоставлять их пользователю </text:p>
      <text:p text:style-name="P5">Методы исследований : Используется язык python с модулем Scrapy так же используються вспомогательные модули от scrapy .</text:p>
      <text:p text:style-name="P5">Обьект исследования : Являеться сайт с отелями booking.com в котором находиться большая часть отелей всего так что пауку есть где разгуляться и собрать нужные данный об том или ином отеле вместе с его ссылкой </text:p>
      <text:p text:style-name="P5">Новизна работы : Паук работает на python он в несколько раз быстрее языка php на котором тоже можно написать паука </text:p>
      <text:p text:style-name="P5">Практическая значимость : Идет помощь человечеству так как мое приложение предлагает отели , или точнее говоря отдых подешевле </text:p>
      <text:p text:style-name="P5">Реализация результатов работы :</text:p>
      <text:p text:style-name="P5">Публикации и акт внедрения : Первая публикация проекта была на IT-портале Github.com на котором в дальнейшем улучшался проект .</text:p>
      <text:p text:style-name="P5"/>
      <text:p text:style-name="P5">Начало работы над проектом 1 июля 2019 работа над проектом идет 3 месяца есть продвижение <text:s/>имении GUI то есть графического оформление (скоро будет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17:12.628366709</meta:creation-date>
    <dc:date>2019-10-08T22:59:55.192441913</dc:date>
    <meta:editing-duration>PT42M43S</meta:editing-duration>
    <meta:editing-cycles>1</meta:editing-cycles>
    <meta:document-statistic meta:table-count="0" meta:image-count="0" meta:object-count="0" meta:page-count="3" meta:paragraph-count="23" meta:word-count="466" meta:character-count="2808" meta:non-whitespace-character-count="2351"/>
    <meta:generator>LibreOffice/6.2.5.2$Linux_X86_64 LibreOffice_project/20$Build-2</meta:generator>
  </office:meta>
</office:document-meta>
</file>